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113000000B7E96C083AD6E6D96D.png" manifest:media-type="image/png"/>
  <manifest:file-entry manifest:full-path="Pictures/100000000000015E0000015EF7B658F107983DDA.png" manifest:media-type="image/png"/>
  <manifest:file-entry manifest:full-path="Pictures/10000000000001F4000001F48C7EC8010087A89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ong" svg:font-family="Song"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347cm" fo:min-width="3.13cm" fo:padding-top="0.095cm" fo:padding-bottom="0.095cm" fo:padding-left="0.22cm" fo:padding-right="0.22cm" fo:wrap-option="no-wrap" draw:shadow="hidden" draw:shadow-offset-x="0.2cm" draw:shadow-offset-y="0.2cm" draw:shadow-color="#808080"/>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textarea-vertical-align="middle"/>
    </style:style>
    <style:style style:name="gr11" style:family="graphic" style:parent-style-name="objectwithoutfill">
      <style:graphic-properties draw:marker-start="Arrow" draw:marker-start-width="0.3cm" draw:marker-end="Arrow" draw:marker-end-width="0.3cm" draw:fill="none" draw:textarea-vertical-align="middle"/>
    </style:style>
    <style:style style:name="gr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999999"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999999"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graphic-properties draw:stroke="none" svg:stroke-color="#000000" draw:fill="none" draw:fill-color="#ffffff" fo:min-height="0.395cm"/>
    </style:style>
    <style:style style:name="gr75" style:family="graphic" style:parent-style-name="standard">
      <style:graphic-properties draw:stroke="none" svg:stroke-color="#000000" draw:fill="none" draw:fill-color="#ffffff" fo:min-height="0.893cm"/>
    </style:style>
    <style:style style:name="gr76" style:family="graphic" style:parent-style-name="standard">
      <style:graphic-properties draw:stroke="none" svg:stroke-color="#000000" draw:fill="none" draw:fill-color="#ffffff" fo:min-height="3.433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0" style:family="paragraph">
      <loext:graphic-properties draw:fill="none"/>
      <style:paragraph-properties fo:text-align="center"/>
    </style:style>
    <style:style style:name="P11" style:family="paragraph">
      <style:paragraph-properties fo:text-align="center"/>
    </style:style>
    <style:style style:name="P12"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none" draw:fill-color="#ffffff"/>
      <style:text-properties fo:font-size="10pt" style:font-size-asian="10pt" style:font-size-complex="10pt"/>
    </style:style>
    <style:style style:name="P17" style:family="paragraph">
      <loext:graphic-properties draw:fill="none" draw:fill-color="#ffffff"/>
    </style:style>
    <style:style style:name="P18" style:family="paragraph">
      <style:text-properties fo:font-size="12pt" style:font-size-asian="12pt" style:font-size-complex="12pt"/>
    </style:style>
    <style:style style:name="P19" style:family="paragraph">
      <loext:graphic-properties draw:fill="none" draw:fill-color="#ffffff"/>
      <style:text-properties fo:font-size="12pt" style:font-size-asian="12pt" style:font-size-complex="12pt"/>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2" draw:id="id2">
          <draw:glue-point draw:id="4" svg:x="3.125cm" svg:y="-1.666cm"/>
          <draw:glue-point draw:id="5" svg:x="3.125cm" svg:y="0.833cm"/>
          <draw:glue-point draw:id="6" svg:x="3.125cm" svg:y="3.333cm"/>
          <draw:glue-point draw:id="7" svg:x="0cm" svg:y="4.166cm"/>
          <draw:glue-point draw:id="8" svg:x="-3.125cm" svg:y="5cm"/>
          <draw:glue-point draw:id="9" svg:x="-5cm" svg:y="4.5cm"/>
          <draw:glue-point draw:id="10" svg:x="-5cm" svg:y="2.5cm"/>
          <draw:glue-point draw:id="11" svg:x="-5cm" svg:y="-0.5cm"/>
          <draw:glue-point draw:id="12" svg:x="-1.875cm" svg:y="-1.333cm"/>
          <draw:path draw:style-name="gr1" draw:text-style-name="P1" draw:layer="layout" svg:width="0.972cm" svg:height="0.461cm" svg:x="24.411cm" svg:y="8.444cm" svg:viewBox="0 0 973 462" svg:d="M0 462c223 0 630-105 842-202 212-96 152-260-71-260 0 0-779 463-771 462z">
            <text:p/>
          </draw:path>
          <draw:g>
            <draw:polygon draw:style-name="gr2" draw:text-style-name="P2" draw:layer="layout" svg:width="0.778cm" svg:height="1.301cm" svg:x="24.403cm" svg:y="7.605cm" svg:viewBox="0 0 779 1302" draw:points="0,1302 0,318 779,0 779,983">
              <text:p/>
            </draw:polygon>
            <draw:polygon draw:style-name="gr3" draw:text-style-name="P3" draw:layer="layout" svg:width="0.991cm" svg:height="0.404cm" svg:x="24.19cm" svg:y="7.519cm" svg:viewBox="0 0 992 405" draw:points="213,405 0,318 780,0 992,87">
              <text:p/>
            </draw:polygon>
            <draw:polygon draw:style-name="gr4" draw:text-style-name="P4" draw:layer="layout" svg:width="0.212cm" svg:height="1.069cm" svg:x="24.19cm" svg:y="7.837cm" svg:viewBox="0 0 213 1070" draw:points="0,983 0,0 213,87 213,1070">
              <text:p/>
            </draw:polygon>
            <draw:polygon draw:style-name="gr5" draw:text-style-name="P5" draw:layer="layout" svg:width="0.991cm" svg:height="1.387cm" svg:x="24.19cm" svg:y="7.519cm" svg:viewBox="0 0 992 1388" draw:points="0,1302 0,318 780,0 992,87 992,1070 213,1388">
              <text:p/>
            </draw:polygon>
            <draw:polygon draw:style-name="gr6" draw:text-style-name="P6" draw:layer="layout" svg:width="0.07cm" svg:height="0.086cm" svg:x="24.261cm" svg:y="8.039cm" svg:viewBox="0 0 71 87" draw:points="0,58 0,0 71,29 71,87">
              <text:p/>
            </draw:polygon>
            <draw:polygon draw:style-name="gr7" draw:text-style-name="P7" draw:layer="layout" svg:width="0.07cm" svg:height="0.606cm" svg:x="25.04cm" svg:y="6.969cm" svg:viewBox="0 0 71 607" draw:points="0,579 0,0 71,0 71,607">
              <text:p/>
            </draw:polygon>
          </draw:g>
        </draw:g>
        <draw:custom-shape draw:style-name="gr8" draw:text-style-name="P9" xml:id="id4" draw:id="id4" draw:layer="layout" svg:width="5.465cm" svg:height="2.369cm" svg:x="27.793cm" svg:y="10.27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8"><text:span text:style-name="T1">FM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0" xml:id="id1" draw:id="id1" draw:layer="layout" svg:width="3.172cm" svg:height="3.172cm" svg:x="20.812cm" svg:y="2.651cm">
          <draw:image xlink:href="Pictures/10000000000001F4000001F48C7EC8010087A89C.png" xlink:type="simple" xlink:show="embed" xlink:actuate="onLoad">
            <text:p/>
          </draw:image>
        </draw:frame>
        <draw:frame draw:style-name="gr9" draw:text-style-name="P10" xml:id="id3" draw:id="id3" draw:layer="layout" svg:width="3.175cm" svg:height="3.175cm" svg:x="20.558cm" svg:y="9.763cm">
          <draw:image xlink:href="Pictures/100000000000015E0000015EF7B658F107983DDA.png" xlink:type="simple" xlink:show="embed" xlink:actuate="onLoad">
            <text:p/>
          </draw:image>
        </draw:frame>
        <draw:connector draw:style-name="gr10" draw:text-style-name="P11" draw:layer="layout" svg:x1="23.984cm" svg:y1="4.237cm" svg:x2="24.787cm" svg:y2="6.969cm" draw:start-shape="id1" draw:start-glue-point="1" draw:end-shape="id2" draw:end-glue-point="0" svg:d="M23984 4237h803v2732" svg:viewBox="0 0 804 2733">
          <text:p/>
        </draw:connector>
        <draw:connector draw:style-name="gr10" draw:text-style-name="P11" draw:layer="layout" svg:x1="23.733cm" svg:y1="11.35cm" svg:x2="24.787cm" svg:y2="8.745cm" draw:start-shape="id3" draw:start-glue-point="1" draw:end-shape="id2" draw:end-glue-point="7" svg:d="M23733 11350h1054v-2605" svg:viewBox="0 0 1055 2606">
          <text:p/>
        </draw:connector>
        <draw:connector draw:style-name="gr11" draw:text-style-name="P10" draw:layer="layout" svg:x1="25.16cm" svg:y1="8.099cm" svg:x2="30.389cm" svg:y2="10.35cm" draw:start-shape="id2" draw:start-glue-point="5" draw:end-shape="id4" draw:end-glue-point="28" svg:d="M25160 8099h5229v2251" svg:viewBox="0 0 5230 2252">
          <text:p/>
        </draw:connector>
        <draw:frame draw:style-name="gr9" draw:text-style-name="P10" xml:id="id7" draw:id="id7" draw:layer="layout" svg:width="3.878cm" svg:height="2.58cm" svg:x="13.319cm" svg:y="12.938cm">
          <draw:image xlink:href="Pictures/1000000000000113000000B7E96C083AD6E6D96D.png" xlink:type="simple" xlink:show="embed" xlink:actuate="onLoad">
            <text:p/>
          </draw:image>
        </draw:frame>
        <draw:frame draw:style-name="gr9" draw:text-style-name="P10" xml:id="id6" draw:id="id6" draw:layer="layout" svg:width="3.878cm" svg:height="2.58cm" svg:x="13.378cm" svg:y="10.104cm">
          <draw:image xlink:href="Pictures/1000000000000113000000B7E96C083AD6E6D96D.png" xlink:type="simple" xlink:show="embed" xlink:actuate="onLoad">
            <text:p/>
          </draw:image>
        </draw:frame>
        <draw:frame draw:style-name="gr9" draw:text-style-name="P10" xml:id="id5" draw:id="id5" draw:layer="layout" svg:width="3.878cm" svg:height="2.58cm" svg:x="13.251cm" svg:y="7.35cm">
          <draw:image xlink:href="Pictures/1000000000000113000000B7E96C083AD6E6D96D.png" xlink:type="simple" xlink:show="embed" xlink:actuate="onLoad">
            <text:p/>
          </draw:image>
        </draw:frame>
        <draw:connector draw:style-name="gr11" draw:text-style-name="P10" draw:layer="layout" svg:x1="17.129cm" svg:y1="8.64cm" svg:x2="22.145cm" svg:y2="9.763cm" draw:start-shape="id5" draw:start-glue-point="1" draw:end-shape="id3" draw:end-glue-point="0" svg:d="M17129 8640h5016v1123" svg:viewBox="0 0 5017 1124">
          <text:p/>
        </draw:connector>
        <draw:connector draw:style-name="gr11" draw:text-style-name="P10" draw:layer="layout" svg:x1="17.256cm" svg:y1="11.394cm" svg:x2="20.558cm" svg:y2="11.35cm" draw:start-shape="id6" draw:start-glue-point="1" draw:end-shape="id3" draw:end-glue-point="3" svg:d="M17256 11394h1651v-44h1651" svg:viewBox="0 0 3303 45">
          <text:p/>
        </draw:connector>
        <draw:connector draw:style-name="gr11" draw:text-style-name="P10" draw:layer="layout" svg:x1="17.197cm" svg:y1="14.228cm" svg:x2="22.145cm" svg:y2="12.938cm" draw:start-shape="id7" draw:start-glue-point="1" draw:end-shape="id3" draw:end-glue-point="2" svg:d="M17197 14228h4948v-1290" svg:viewBox="0 0 4949 1291">
          <text:p/>
        </draw:connector>
        <draw:g xml:id="id8" draw:id="id8">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12" draw:text-style-name="P12" draw:layer="layout" svg:width="0.439cm" svg:height="0.508cm" svg:x="7.926cm" svg:y="17.462cm" svg:viewBox="0 0 440 509" draw:points="440,305 352,0 0,203 88,509">
              <text:p/>
            </draw:polygon>
            <draw:polygon draw:style-name="gr13" draw:text-style-name="P3" draw:layer="layout" svg:width="0.967cm" svg:height="0.558cm" svg:x="7.31cm" svg:y="17.106cm" svg:viewBox="0 0 968 559" draw:points="968,356 792,203 528,51 352,0 0,203 176,254 440,407 616,559">
              <text:p/>
            </draw:polygon>
            <draw:path draw:style-name="gr14" draw:text-style-name="P4" draw:layer="layout" svg:width="0.791cm" svg:height="0.66cm" svg:x="7.222cm" svg:y="17.309cm" svg:viewBox="0 0 792 661" svg:d="M0 203c0-305 176-203 352-101 176 101 352 101 440 559 0 0-352-203-792-458z">
              <text:p/>
            </draw:path>
            <draw:path draw:style-name="gr15" draw:text-style-name="P5" draw:layer="layout" svg:width="1.143cm" svg:height="0.864cm" svg:x="7.222cm" svg:y="17.106cm" svg:viewBox="0 0 1144 865" svg:d="M440 0c176 51 176 51 352 153 88 50 264 101 352 508-176 102-176 102-352 204-101-47-616-356-792-458 0-254 176-254 440-407z">
              <text:p/>
            </draw:path>
          </draw:g>
          <draw:g>
            <draw:path draw:style-name="gr16" draw:text-style-name="P1" draw:layer="layout" svg:width="1.016cm" svg:height="0.629cm" svg:x="4.446cm" svg:y="17.806cm" svg:viewBox="0 0 1017 630" svg:d="M0 630c241 0 849-280 970-350s-1-280-242-280c0 153-728 630-728 630z">
              <text:p/>
            </draw:path>
            <draw:g>
              <draw:polygon draw:style-name="gr17" draw:text-style-name="P12" draw:layer="layout" svg:width="0.879cm" svg:height="0.711cm" svg:x="4.297cm" svg:y="17.794cm" svg:viewBox="0 0 880 712" draw:points="880,203 880,0 0,509 0,712">
                <text:p/>
              </draw:polygon>
              <draw:polygon draw:style-name="gr18" draw:text-style-name="P12" draw:layer="layout" svg:width="0.879cm" svg:height="0.864cm" svg:x="3.593cm" svg:y="17.031cm" svg:viewBox="0 0 880 865" draw:points="880,356 880,0 0,509 0,865">
                <text:p/>
              </draw:polygon>
              <draw:polygon draw:style-name="gr19" draw:text-style-name="P3" draw:layer="layout" svg:width="1.583cm" svg:height="0.914cm" svg:x="3.593cm" svg:y="17.387cm" svg:viewBox="0 0 1584 915" draw:points="1584,407 880,0 0,509 704,915">
                <text:p/>
              </draw:polygon>
              <draw:polygon draw:style-name="gr20" draw:text-style-name="P4" draw:layer="layout" svg:width="0.879cm" svg:height="0.864cm" svg:x="3.417cm" svg:y="17.641cm" svg:viewBox="0 0 880 865" draw:points="880,865 880,661 176,254 176,0 0,102 0,356">
                <text:p/>
              </draw:polygon>
              <draw:polygon draw:style-name="gr21" draw:text-style-name="P12" draw:layer="layout" svg:width="2.814cm" svg:height="3.864cm" svg:x="3.329cm" svg:y="13.929cm" svg:viewBox="0 0 2815 3865" draw:points="2815,2238 2815,0 0,1627 0,3865">
                <text:p/>
              </draw:polygon>
              <draw:polygon draw:style-name="gr22" draw:text-style-name="P13" draw:layer="layout" svg:width="2.638cm" svg:height="3.559cm" svg:x="3.417cm" svg:y="14.081cm" svg:viewBox="0 0 2639 3560" draw:points="2639,2034 2639,0 0,1526 0,3560">
                <text:p/>
              </draw:polygon>
              <draw:polygon draw:style-name="gr23" draw:text-style-name="P3" draw:layer="layout" svg:width="2.99cm" svg:height="1.728cm" svg:x="3.153cm" svg:y="13.827cm" svg:viewBox="0 0 2991 1729" draw:points="176,1729 2991,102 2815,0 0,1627">
                <text:p/>
              </draw:polygon>
              <draw:polygon draw:style-name="gr24" draw:text-style-name="P4" draw:layer="layout" svg:width="0.175cm" svg:height="2.338cm" svg:x="3.153cm" svg:y="15.454cm" svg:viewBox="0 0 176 2339" draw:points="176,2339 176,102 0,0 0,2238">
                <text:p/>
              </draw:polygon>
              <draw:polygon draw:style-name="gr25" draw:text-style-name="P5" draw:layer="layout" svg:width="2.99cm" svg:height="4.678cm" svg:x="3.153cm" svg:y="13.827cm" svg:viewBox="0 0 2991 4679" draw:points="2815,0 0,1627 0,3865 176,3967 264,3916 264,4170 1143,4679 2023,4170 2023,3967 1319,3560 1319,3306 2991,2339 2991,102">
                <text:p/>
              </draw:polygon>
            </draw:g>
          </draw:g>
          <draw:g>
            <draw:path draw:style-name="gr26" draw:text-style-name="P1" draw:layer="layout" svg:width="0.748cm" svg:height="0.489cm" svg:x="6.883cm" svg:y="18.181cm" svg:viewBox="0 0 749 490" svg:d="M0 490c0 0 485-140 606-210 131-76 242-280 0-280 0 153-606 490-606 490z">
              <text:p/>
            </draw:path>
            <draw:g>
              <draw:polygon draw:style-name="gr27" draw:text-style-name="P3" draw:layer="layout" svg:width="3.782cm" svg:height="2.186cm" svg:x="3.706cm" svg:y="17.541cm" svg:viewBox="0 0 3783 2187" draw:points="968,2187 3783,559 2815,0 0,1627">
                <text:p/>
              </draw:polygon>
              <draw:polygon draw:style-name="gr28" draw:text-style-name="P4" draw:layer="layout" svg:width="0.967cm" svg:height="0.762cm" svg:x="3.706cm" svg:y="19.168cm" svg:viewBox="0 0 968 763" draw:points="968,763 968,559 0,0 0,203">
                <text:p/>
              </draw:polygon>
              <draw:polygon draw:style-name="gr29" draw:text-style-name="P12" draw:layer="layout" svg:width="2.814cm" svg:height="1.83cm" svg:x="4.674cm" svg:y="18.1cm" svg:viewBox="0 0 2815 1831" draw:points="2815,203 2815,0 0,1627 0,1831">
                <text:p/>
              </draw:polygon>
              <draw:polygon draw:style-name="gr30" draw:text-style-name="P5" draw:layer="layout" svg:width="3.782cm" svg:height="2.389cm" svg:x="3.706cm" svg:y="17.541cm" svg:viewBox="0 0 3783 2390" draw:points="2815,0 0,1627 0,1831 968,2390 3783,763 3783,559">
                <text:p/>
              </draw:polygon>
              <draw:g>
                <draw:polygon draw:style-name="gr31" draw:text-style-name="P14" draw:layer="layout" svg:width="1.231cm" svg:height="0.711cm" svg:x="6.034cm" svg:y="17.679cm" svg:viewBox="0 0 1232 712" draw:points="1232,407 528,0 0,305 704,712">
                  <text:p/>
                </draw:polygon>
                <draw:line draw:style-name="gr32" draw:text-style-name="P15" draw:layer="layout" svg:x1="7.09cm" svg:y1="18.188cm" svg:x2="6.386cm" svg:y2="17.781cm">
                  <text:p/>
                </draw:line>
                <draw:line draw:style-name="gr33" draw:text-style-name="P15" draw:layer="layout" svg:x1="6.914cm" svg:y1="18.289cm" svg:x2="6.21cm" svg:y2="17.882cm">
                  <text:p/>
                </draw:line>
                <draw:line draw:style-name="gr34" draw:text-style-name="P15" draw:layer="layout" svg:x1="6.738cm" svg:y1="17.781cm" svg:x2="6.21cm" svg:y2="18.086cm">
                  <text:p/>
                </draw:line>
                <draw:line draw:style-name="gr35" draw:text-style-name="P15" draw:layer="layout" svg:x1="6.914cm" svg:y1="17.882cm" svg:x2="6.386cm" svg:y2="18.187cm">
                  <text:p/>
                </draw:line>
                <draw:line draw:style-name="gr36" draw:text-style-name="P15" draw:layer="layout" svg:x1="7.09cm" svg:y1="17.984cm" svg:x2="6.738cm" svg:y2="18.187cm">
                  <text:p/>
                </draw:line>
              </draw:g>
              <draw:g>
                <draw:polygon draw:style-name="gr37" draw:text-style-name="P14" draw:layer="layout" svg:width="2.55cm" svg:height="1.474cm" svg:x="3.973cm" svg:y="18.106cm" svg:viewBox="0 0 2551 1475" draw:points="2551,407 1847,0 0,1068 703,1475">
                  <text:p/>
                </draw:polygon>
                <draw:line draw:style-name="gr38" draw:text-style-name="P15" draw:layer="layout" svg:x1="6.348cm" svg:y1="18.411cm" svg:x2="4.5cm" svg:y2="19.479cm">
                  <text:p/>
                </draw:line>
                <draw:line draw:style-name="gr39" draw:text-style-name="P15" draw:layer="layout" svg:x1="6.172cm" svg:y1="18.31cm" svg:x2="4.324cm" svg:y2="19.378cm">
                  <text:p/>
                </draw:line>
                <draw:line draw:style-name="gr40" draw:text-style-name="P15" draw:layer="layout" svg:x1="5.996cm" svg:y1="18.208cm" svg:x2="4.148cm" svg:y2="19.276cm">
                  <text:p/>
                </draw:line>
                <draw:line draw:style-name="gr41" draw:text-style-name="P15" draw:layer="layout" svg:x1="4.325cm" svg:y1="19.175cm" svg:x2="4.149cm" svg:y2="19.073cm">
                  <text:p/>
                </draw:line>
                <draw:line draw:style-name="gr42" draw:text-style-name="P15" draw:layer="layout" svg:x1="4.501cm" svg:y1="19.073cm" svg:x2="4.325cm" svg:y2="18.971cm">
                  <text:p/>
                </draw:line>
                <draw:line draw:style-name="gr43" draw:text-style-name="P15" draw:layer="layout" svg:x1="4.677cm" svg:y1="18.971cm" svg:x2="4.501cm" svg:y2="18.869cm">
                  <text:p/>
                </draw:line>
                <draw:line draw:style-name="gr44" draw:text-style-name="P15" draw:layer="layout" svg:x1="4.589cm" svg:y1="19.225cm" svg:x2="4.413cm" svg:y2="19.123cm">
                  <text:p/>
                </draw:line>
                <draw:line draw:style-name="gr45" draw:text-style-name="P15" draw:layer="layout" svg:x1="4.764cm" svg:y1="19.124cm" svg:x2="4.588cm" svg:y2="19.022cm">
                  <text:p/>
                </draw:line>
                <draw:line draw:style-name="gr46" draw:text-style-name="P15" draw:layer="layout" svg:x1="4.94cm" svg:y1="19.022cm" svg:x2="4.764cm" svg:y2="18.92cm">
                  <text:p/>
                </draw:line>
                <draw:line draw:style-name="gr47" draw:text-style-name="P15" draw:layer="layout" svg:x1="4.852cm" svg:y1="18.869cm" svg:x2="4.676cm" svg:y2="18.767cm">
                  <text:p/>
                </draw:line>
                <draw:line draw:style-name="gr48" draw:text-style-name="P15" draw:layer="layout" svg:x1="5.116cm" svg:y1="18.92cm" svg:x2="4.94cm" svg:y2="18.818cm">
                  <text:p/>
                </draw:line>
                <draw:line draw:style-name="gr49" draw:text-style-name="P15" draw:layer="layout" svg:x1="5.028cm" svg:y1="18.768cm" svg:x2="4.852cm" svg:y2="18.666cm">
                  <text:p/>
                </draw:line>
                <draw:line draw:style-name="gr50" draw:text-style-name="P15" draw:layer="layout" svg:x1="5.204cm" svg:y1="18.666cm" svg:x2="5.028cm" svg:y2="18.564cm">
                  <text:p/>
                </draw:line>
                <draw:line draw:style-name="gr51" draw:text-style-name="P15" draw:layer="layout" svg:x1="5.38cm" svg:y1="18.564cm" svg:x2="5.204cm" svg:y2="18.462cm">
                  <text:p/>
                </draw:line>
                <draw:line draw:style-name="gr52" draw:text-style-name="P15" draw:layer="layout" svg:x1="5.292cm" svg:y1="18.819cm" svg:x2="5.116cm" svg:y2="18.717cm">
                  <text:p/>
                </draw:line>
                <draw:line draw:style-name="gr53" draw:text-style-name="P15" draw:layer="layout" svg:x1="5.468cm" svg:y1="18.717cm" svg:x2="5.292cm" svg:y2="18.615cm">
                  <text:p/>
                </draw:line>
                <draw:line draw:style-name="gr54" draw:text-style-name="P15" draw:layer="layout" svg:x1="5.644cm" svg:y1="18.615cm" svg:x2="5.468cm" svg:y2="18.513cm">
                  <text:p/>
                </draw:line>
                <draw:line draw:style-name="gr55" draw:text-style-name="P15" draw:layer="layout" svg:x1="5.556cm" svg:y1="18.463cm" svg:x2="5.38cm" svg:y2="18.361cm">
                  <text:p/>
                </draw:line>
                <draw:line draw:style-name="gr56" draw:text-style-name="P15" draw:layer="layout" svg:x1="5.82cm" svg:y1="18.513cm" svg:x2="5.644cm" svg:y2="18.411cm">
                  <text:p/>
                </draw:line>
                <draw:line draw:style-name="gr57" draw:text-style-name="P15" draw:layer="layout" svg:x1="5.732cm" svg:y1="18.361cm" svg:x2="5.556cm" svg:y2="18.259cm">
                  <text:p/>
                </draw:line>
                <draw:line draw:style-name="gr58" draw:text-style-name="P15" draw:layer="layout" svg:x1="5.908cm" svg:y1="18.259cm" svg:x2="5.732cm" svg:y2="18.157cm">
                  <text:p/>
                </draw:line>
                <draw:line draw:style-name="gr59" draw:text-style-name="P15" draw:layer="layout" svg:x1="5.996cm" svg:y1="18.412cm" svg:x2="5.82cm" svg:y2="18.31cm">
                  <text:p/>
                </draw:line>
                <draw:line draw:style-name="gr60" draw:text-style-name="P15" draw:layer="layout" svg:x1="4.852cm" svg:y1="19.276cm" svg:x2="4.676cm" svg:y2="19.174cm">
                  <text:p/>
                </draw:line>
                <draw:line draw:style-name="gr61" draw:text-style-name="P15" draw:layer="layout" svg:x1="5.028cm" svg:y1="19.175cm" svg:x2="4.852cm" svg:y2="19.073cm">
                  <text:p/>
                </draw:line>
                <draw:line draw:style-name="gr62" draw:text-style-name="P15" draw:layer="layout" svg:x1="5.204cm" svg:y1="19.073cm" svg:x2="5.028cm" svg:y2="18.971cm">
                  <text:p/>
                </draw:line>
                <draw:line draw:style-name="gr63" draw:text-style-name="P15" draw:layer="layout" svg:x1="5.292cm" svg:y1="19.225cm" svg:x2="5.116cm" svg:y2="19.123cm">
                  <text:p/>
                </draw:line>
                <draw:line draw:style-name="gr64" draw:text-style-name="P15" draw:layer="layout" svg:x1="5.468cm" svg:y1="19.124cm" svg:x2="5.292cm" svg:y2="19.022cm">
                  <text:p/>
                </draw:line>
                <draw:line draw:style-name="gr65" draw:text-style-name="P15" draw:layer="layout" svg:x1="5.38cm" svg:y1="18.971cm" svg:x2="5.204cm" svg:y2="18.869cm">
                  <text:p/>
                </draw:line>
                <draw:line draw:style-name="gr66" draw:text-style-name="P15" draw:layer="layout" svg:x1="5.556cm" svg:y1="18.869cm" svg:x2="5.38cm" svg:y2="18.767cm">
                  <text:p/>
                </draw:line>
                <draw:line draw:style-name="gr67" draw:text-style-name="P15" draw:layer="layout" svg:x1="5.732cm" svg:y1="18.768cm" svg:x2="5.556cm" svg:y2="18.666cm">
                  <text:p/>
                </draw:line>
                <draw:line draw:style-name="gr68" draw:text-style-name="P15" draw:layer="layout" svg:x1="5.908cm" svg:y1="18.666cm" svg:x2="5.732cm" svg:y2="18.564cm">
                  <text:p/>
                </draw:line>
                <draw:line draw:style-name="gr69" draw:text-style-name="P15" draw:layer="layout" svg:x1="6.172cm" svg:y1="18.717cm" svg:x2="5.996cm" svg:y2="18.615cm">
                  <text:p/>
                </draw:line>
                <draw:line draw:style-name="gr70" draw:text-style-name="P15" draw:layer="layout" svg:x1="6.084cm" svg:y1="18.564cm" svg:x2="5.908cm" svg:y2="18.462cm">
                  <text:p/>
                </draw:line>
                <draw:line draw:style-name="gr71" draw:text-style-name="P15" draw:layer="layout" svg:x1="6.348cm" svg:y1="18.615cm" svg:x2="6.172cm" svg:y2="18.513cm">
                  <text:p/>
                </draw:line>
                <draw:line draw:style-name="gr72" draw:text-style-name="P15" draw:layer="layout" svg:x1="4.94cm" svg:y1="19.429cm" svg:x2="4.764cm" svg:y2="19.327cm">
                  <text:p/>
                </draw:line>
                <draw:line draw:style-name="gr73" draw:text-style-name="P15" draw:layer="layout" svg:x1="5.116cm" svg:y1="19.327cm" svg:x2="4.94cm" svg:y2="19.225cm">
                  <text:p/>
                </draw:line>
              </draw:g>
            </draw:g>
          </draw:g>
        </draw:g>
        <draw:connector draw:style-name="gr10" draw:text-style-name="P11" draw:layer="layout" svg:x1="8.366cm" svg:y1="16.879cm" svg:x2="30.252cm" svg:y2="12.639cm" draw:start-shape="id8" draw:start-glue-point="1" draw:end-shape="id4" draw:end-glue-point="50" svg:d="M8366 16879h21886v-4240" svg:viewBox="0 0 21887 4241">
          <text:p/>
        </draw:connector>
        <draw:frame draw:style-name="gr74" draw:text-style-name="P16" draw:layer="layout" svg:width="1.27cm" svg:height="0.645cm" svg:x="18.78cm" svg:y="8.674cm">
          <draw:text-box>
            <text:p><text:span text:style-name="T2">USB</text:span></text:p>
          </draw:text-box>
        </draw:frame>
        <draw:frame draw:style-name="gr74" draw:text-style-name="P16" draw:layer="layout" svg:width="1.27cm" svg:height="0.645cm" svg:x="18.78cm" svg:y="11.531cm">
          <draw:text-box>
            <text:p><text:span text:style-name="T2">USB</text:span></text:p>
          </draw:text-box>
        </draw:frame>
        <draw:frame draw:style-name="gr74" draw:text-style-name="P16" draw:layer="layout" svg:width="1.27cm" svg:height="0.645cm" svg:x="19.161cm" svg:y="14.335cm">
          <draw:text-box>
            <text:p><text:span text:style-name="T2">USB</text:span></text:p>
          </draw:text-box>
        </draw:frame>
        <draw:frame draw:style-name="gr74" draw:text-style-name="P16" draw:layer="layout" svg:width="1.27cm" svg:height="0.645cm" svg:x="23.225cm" svg:y="14.335cm">
          <draw:text-box>
            <text:p><text:span text:style-name="T2">USB</text:span></text:p>
          </draw:text-box>
        </draw:frame>
        <draw:frame draw:style-name="gr74" draw:text-style-name="P16" draw:layer="layout" svg:width="1.27cm" svg:height="0.645cm" svg:x="27.797cm" svg:y="7.213cm">
          <draw:text-box>
            <text:p><text:span text:style-name="T2">WiFi</text:span></text:p>
          </draw:text-box>
        </draw:frame>
        <draw:frame draw:style-name="gr74" draw:text-style-name="P16" draw:layer="layout" svg:width="1.905cm" svg:height="0.645cm" svg:x="24.876cm" svg:y="4.81cm">
          <draw:text-box>
            <text:p><text:span text:style-name="T2">Ethernet</text:span></text:p>
          </draw:text-box>
        </draw:frame>
        <draw:frame draw:style-name="gr74" draw:text-style-name="P16" draw:layer="layout" svg:width="1.905cm" svg:height="0.645cm" svg:x="24.749cm" svg:y="9.499cm">
          <draw:text-box>
            <text:p><text:span text:style-name="T2">Ethernet</text:span></text:p>
          </draw:text-box>
        </draw:frame>
        <draw:frame draw:style-name="gr74" draw:text-style-name="P16" draw:layer="layout" svg:width="1.905cm" svg:height="0.645cm" svg:x="10.779cm" svg:y="16.113cm">
          <draw:text-box>
            <text:p><text:span text:style-name="T2">WiFi</text:span></text:p>
          </draw:text-box>
        </draw:frame>
        <draw:frame draw:style-name="gr75" draw:text-style-name="P17" draw:layer="layout" svg:width="6.096cm" svg:height="1.143cm" svg:x="2.143cm" svg:y="1.762cm">
          <draw:text-box>
            <text:p>During Competition</text:p>
          </draw:text-box>
        </draw:frame>
        <draw:frame draw:style-name="gr76" draw:text-style-name="P19" draw:layer="layout" svg:width="10.795cm" svg:height="3.683cm" svg:x="2.525cm" svg:y="2.906cm">
          <draw:text-box>
            <text:p text:style-name="P18"><text:span text:style-name="T3">-Raspberry Pi bridges all USB network devices to its local ethernet. Thus putting Pi0W’s on the field network.</text:span></text:p>
            <text:p text:style-name="P18"><text:span text:style-name="T3">- Thus Pi0W’s should get 10.46.27.x address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ong" svg:font-family="Song"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ng" style:font-family-asian="Song"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b Peyerl</meta:initial-creator>
    <meta:creation-date>2017-10-29T07:21:58.761704000</meta:creation-date>
    <dc:date>2017-10-29T08:24:44.876974000</dc:date>
    <dc:creator>Herb Peyerl</dc:creator>
    <meta:editing-duration>PT14M25S</meta:editing-duration>
    <meta:editing-cycles>3</meta:editing-cycles>
    <meta:generator>LibreOffice/5.4.2.2$MacOSX_X86_64 LibreOffice_project/22b09f6418e8c2d508a9eaf86b2399209b0990f4</meta:generator>
    <meta:document-statistic meta:object-count="102"/>
  </office:meta>
</office:document-meta>
</file>